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Mapping.getStandar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Mapping.getAParser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VGElementMapping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VGElementMapping.SVG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Mapping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